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0.3716666666667cm"/>
    </style:style>
    <style:style style:name="co2" style:family="table-column">
      <style:table-column-properties fo:break-before="auto" style:column-width="3.94229166666667cm"/>
    </style:style>
    <style:style style:name="co3" style:family="table-column">
      <style:table-column-properties fo:break-before="auto" style:column-width="1.69333333333333cm"/>
    </style:style>
    <style:style style:name="ro1" style:family="table-row">
      <style:table-row-properties style:row-height="270pt" style:use-optimal-row-height="true" fo:break-before="auto"/>
    </style:style>
    <style:style style:name="ro2" style:family="table-row">
      <style:table-row-properties style:row-height="40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able:table-cell>
          <table:table-cell office:value-type="string" table:style-name="ce1">
            <text:p>compartilhamento</text:p>
          </table:table-cell>
          <table:table-cell table:number-columns-repeated="16382"/>
        </table:table-row>
        <table:table-row table:style-name="ro2">
          <table:table-cell office:value-type="string" table:style-name="ce2">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able:table-cell>
          <table:table-cell office:value-type="string" table:style-name="ce1">
            <text:p>compartilhamento</text:p>
          </table:table-cell>
          <table:table-cell table:number-columns-repeated="16382"/>
        </table:table-row>
        <table:table-row table:style-name="ro3">
          <table:table-cell office:value-type="string" table:style-name="ce2">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able:table-cell>
          <table:table-cell office:value-type="string" table:style-name="ce1">
            <text:p>sem compartilhamento</text:p>
          </table:table-cell>
          <table:table-cell table:number-columns-repeated="16382"/>
        </table:table-row>
        <table:table-row table:style-name="ro3">
          <table:table-cell office:value-type="string" table:style-name="ce2">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able:table-cell>
          <table:table-cell office:value-type="string" table:style-name="ce1">
            <text:p>compartilhamento</text:p>
          </table:table-cell>
          <table:table-cell table:number-columns-repeated="16382"/>
        </table:table-row>
        <table:table-row table:style-name="ro3">
          <table:table-cell office:value-type="string" table:style-name="ce2">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able:table-cell>
          <table:table-cell office:value-type="string" table:style-name="ce1">
            <text:p>sem compartilhamento</text:p>
          </table:table-cell>
          <table:table-cell table:number-columns-repeated="16382"/>
        </table:table-row>
        <table:table-row table:style-name="ro3">
          <table:table-cell office:value-type="string" table:style-name="ce2">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able:table-cell>
          <table:table-cell office:value-type="string" table:style-name="ce1">
            <text:p>compartilhamento</text:p>
          </table:table-cell>
          <table:table-cell table:number-columns-repeated="16382"/>
        </table:table-row>
        <table:table-row table:style-name="ro3">
          <table:table-cell office:value-type="string" table:style-name="ce2">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able:table-cell>
          <table:table-cell office:value-type="string" table:style-name="ce1">
            <text:p>compartilhamento</text:p>
          </table:table-cell>
          <table:table-cell table:number-columns-repeated="16382"/>
        </table:table-row>
        <table:table-row table:style-name="ro3">
          <table:table-cell office:value-type="string" table:style-name="ce2">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able:table-cell>
          <table:table-cell office:value-type="string" table:style-name="ce1">
            <text:p>sem compartilhamento</text:p>
          </table:table-cell>
          <table:table-cell table:number-columns-repeated="16382"/>
        </table:table-row>
        <table:table-row table:style-name="ro3">
          <table:table-cell office:value-type="string" table:style-name="ce2">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able:table-cell>
          <table:table-cell office:value-type="string" table:style-name="ce1">
            <text:p>sem compartilhamento</text:p>
          </table:table-cell>
          <table:table-cell table:number-columns-repeated="16382"/>
        </table:table-row>
        <table:table-row table:style-name="ro3">
          <table:table-cell office:value-type="string" table:style-name="ce2">
            <text:p>Um cardiologista diz que se todos que receberem esta mensagem, a enviarem a pelo menos uma das pessoas que conhecem, pode ter a certeza de que, pelo menos, poderá salvar uma vida.</text:p>
            <text:p/>
            <text:p>Beba água com estômago vazio.</text:p>
            <text:p>Hoje é muito popular, no Japão, beber água imediatamente ao acordar. Além disso, a evidência científica tem demonstrado estes valores. Abaixo divulgamos uma descrição da utilização da água para os nossos leitores.</text:p>
            <text:p>Para doenças antigas e modernas, este tratamento com água tem sido muito bem sucedido....</text:p>
            <text:p>Para a sociedade médica japonesa, uma cura de até 100% para as seguintes doenças:</text:p>
            <text:p>Dores de cabeça, dores no corpo, problemas cardíacos, artrite, taquicardia, epilepsia, excesso de gordura, bronquite, asma, tuberculose, meningite, problemas do aparelho urinário e doenças renais, vómitos, gastrite, diarreia, diabetes, hemorróidas, todas as doenças oculares, obstipação, útero, câncer e distúrbios menstruais, doenças de ouvido, nariz e garganta.</text:p>
            <text:p/>
            <text:p>Método de tratamento:</text:p>
            <text:p>1. De manhã e antes de escovar os dentes, beber 2 copos de água.</text:p>
            <text:p>2. Escovar os dentes, mas não comer ou beber nada durante 15 minutos.</text:p>
            <text:p>3. Após 15 minutos, você pode comer e beber normalmente.</text:p>
            <text:p>4. Depois do lanche, almoço e jantar não se deve comer ou beber nada durante 2 horas.</text:p>
            <text:p>5. Pessoas idosas ou doentes que não podem beber 2 copos de água, no início podem começar por tomar um copo de água e aumentar gradualmente.</text:p>
            <text:p>6. O método de tratamento cura os doentes e permite aos outros desfrutar de uma vida mais saudável.</text:p>
            <text:p/>
            <text:p>A lista que se segue apresenta o número de dias de tratamento que requer a cura das principais doenças:</text:p>
            <text:p>1. Pressão Alta - 30 dias</text:p>
            <text:p>2. Gastrite - 10 dias</text:p>
            <text:p>3. Diabetes - 30 dias</text:p>
            <text:p>4. Obstipação - 10 dias</text:p>
            <text:p>5. Câncer - 180 dias</text:p>
            <text:p>6. Tuberculose - 90 dias</text:p>
            <text:p>7. Os doentes com artrite devem continuar o tratamento por apenas 3 dias na primeira semana e, desde a segunda semana, diariamente.</text:p>
            <text:p/>
            <text:p>Este método de tratamento não tem efeitos secundários. No entanto, no início do tratamento terá de urinar frequentemente.</text:p>
            <text:p>É melhor continuarmos o tratamento mesmo depois da cura, porque este procedimento funciona como uma rotina nas nossas vidas. Beber água é saudável e dá energia.</text:p>
            <text:p>Isto faz sentido: o chinês e o japonês bebem líquido quente com as refeições, e não água fria.</text:p>
            <text:p>Talvez tenha chegado o momento de mudar seus hábitos de água fria para água quente, enquanto se come. Nada a perder, tudo a ganhar!</text:p>
            <text:p/>
            <text:p>Para quem gosta de beber água fria.</text:p>
            <text:p/>
            <text:p>Beber um copo de água fria ou uma bebida fria após a refeição solidifica o alimento gorduroso que você acabou de comer. Isso retarda a digestão.</text:p>
            <text:p>Uma vez que essa 'mistura' reage com o ácido digestivo, ela reparte-se e é absorvida mais rapidamente do que o alimento sólido para o trato gastrointestinal. Isto retarda a digestão, fazendo acumular gordura em nosso organismo e danifica o intestino.</text:p>
            <text:p>É melhor tomar água morna, ou se tiver dificuldade, pelo menos água natural.</text:p>
            <text:p/>
            <text:p>Nota muito grave - perigoso para o coração:</text:p>
            <text:p>As mulheres devem saber que nem todos os sintomas de ataques cardíacos vão ser uma dor no braço esquerdo.</text:p>
            <text:p>Esteja atento para uma intensa dor na linha da mandíbula. Você pode nunca ter primeiro uma dor no peito durante um ataque cardíaco.</text:p>
            <text:p>Náuseas e suores intensos são sintomas muito comuns.</text:p>
            <text:p>60% das pessoas têm ataques cardíacos enquanto dormem e não conseguem despertar. Uma dor no maxilar pode despertar de um sono profundo...</text:p>
            <text:p>Sejamos cuidadosos e vigilantes.</text:p>
            <text:p>Quanto mais se sabe, maior chance de sobrevivência...</text:p>
            <text:p>Um cardiologista diz que se todos que receberem esta mensagem, a enviarem a pelo menos uma das pessoas que conhecem, pode ter a certeza de que, pelo menos, poderá salvar uma vida.</text:p>
          </table:table-cell>
          <table:table-cell office:value-type="string" table:style-name="ce1">
            <text:p>compartilhamento</text:p>
          </table:table-cell>
          <table:table-cell table:number-columns-repeated="16382"/>
        </table:table-row>
        <table:table-row table:style-name="ro4">
          <table:table-cell office:value-type="string" table:style-name="ce1">
            <text:p>Compartilhe esta informação!</text:p>
          </table:table-cell>
          <table:table-cell office:value-type="string" table:style-name="ce1">
            <text:p>compartilhamento</text:p>
          </table:table-cell>
          <table:table-cell table:number-columns-repeated="16382"/>
        </table:table-row>
        <table:table-row table:style-name="ro4">
          <table:table-cell office:value-type="string" table:style-name="ce1">
            <text:p>Não deixe de compartilhar esta informação!</text:p>
          </table:table-cell>
          <table:table-cell office:value-type="string" table:style-name="ce1">
            <text:p>compartilhamento</text:p>
          </table:table-cell>
          <table:table-cell table:number-columns-repeated="16382"/>
        </table:table-row>
        <table:table-row table:style-name="ro4">
          <table:table-cell office:value-type="string" table:style-name="ce1">
            <text:p>Não guarde essa informação para si. Compartilhe com seus amigos e familiares</text:p>
          </table:table-cell>
          <table:table-cell office:value-type="string" table:style-name="ce1">
            <text:p>compartilhamento</text:p>
          </table:table-cell>
          <table:table-cell table:number-columns-repeated="16382"/>
        </table:table-row>
        <table:table-row table:style-name="ro4">
          <table:table-cell office:value-type="string" table:style-name="ce1">
            <text:p>A gente sofre menos porque tem condições de tratar”, comentou a aposentada Maria Aparecida Vieira.</text:p>
          </table:table-cell>
          <table:table-cell office:value-type="string" table:style-name="ce1">
            <text:p>sem compartilhamento</text:p>
          </table:table-cell>
          <table:table-cell table:number-columns-repeated="16382"/>
        </table:table-row>
        <table:table-row table:style-name="ro4">
          <table:table-cell office:value-type="string" table:style-name="ce1">
            <text:p>Transmita essa informação para outras pessoas.</text:p>
          </table:table-cell>
          <table:table-cell office:value-type="string" table:style-name="ce1">
            <text:p>compartilhamento</text:p>
          </table:table-cell>
          <table:table-cell table:number-columns-repeated="16382"/>
        </table:table-row>
        <table:table-row table:style-name="ro4">
          <table:table-cell office:value-type="string" table:style-name="ce1">
            <text:p>Mande para frente essa informação.</text:p>
          </table:table-cell>
          <table:table-cell office:value-type="string" table:style-name="ce1">
            <text:p>compartilhamento</text:p>
          </table:table-cell>
          <table:table-cell table:number-columns-repeated="16382"/>
        </table:table-row>
        <table:table-row table:style-name="ro4">
          <table:table-cell office:value-type="string" table:style-name="ce1">
            <text:p>O local provável de infecção de um dos óbitos permanece em investigação.</text:p>
          </table:table-cell>
          <table:table-cell office:value-type="string" table:style-name="ce1">
            <text:p>sem compartilhamento</text:p>
          </table:table-cell>
          <table:table-cell table:number-columns-repeated="16382"/>
        </table:table-row>
        <table:table-row table:style-name="ro4">
          <table:table-cell office:value-type="string" table:style-name="ce1">
            <text:p>Por favor, passe isso adiante.</text:p>
          </table:table-cell>
          <table:table-cell office:value-type="string" table:style-name="ce1">
            <text:p>compartilhamento</text:p>
          </table:table-cell>
          <table:table-cell table:number-columns-repeated="16382"/>
        </table:table-row>
        <table:table-row table:style-name="ro4">
          <table:table-cell office:value-type="string" table:style-name="ce1">
            <text:p>Desta forma, além dos cuidados relativos à vacinação, todos os protocolos e notas técnicas relativas à COVID-19 serão observados.</text:p>
          </table:table-cell>
          <table:table-cell office:value-type="string" table:style-name="ce1">
            <text:p>sem compartilhamento</text:p>
          </table:table-cell>
          <table:table-cell table:number-columns-repeated="16382"/>
        </table:table-row>
        <table:table-row table:style-name="ro4">
          <table:table-cell office:value-type="string" table:style-name="ce1">
            <text:p>A terapia está disponível em 109 serviços de 90 municípios em 22 estados e no Distrito Federal. Desde a implantação da prevenção, cerca de oito mil pessoas já fizeram uso da prevenção ao menos uma vez. Atualmente, mais de seis mil pessoas fazem uso da PreP.</text:p>
          </table:table-cell>
          <table:table-cell office:value-type="string" table:style-name="ce1">
            <text:p>sem compartilhamento</text:p>
          </table:table-cell>
          <table:table-cell table:number-columns-repeated="16382"/>
        </table:table-row>
        <table:table-row table:style-name="ro4">
          <table:table-cell office:value-type="string" table:style-name="ce1">
            <text:p>Espalhe essa mensagem para a maior quantidade possível de pessoas.</text:p>
          </table:table-cell>
          <table:table-cell office:value-type="string" table:style-name="ce1">
            <text:p>compartilhamento</text:p>
          </table:table-cell>
          <table:table-cell table:number-columns-repeated="16382"/>
        </table:table-row>
        <table:table-row table:style-name="ro4">
          <table:table-cell office:value-type="string" table:style-name="ce1">
            <text:p>Repassem</text:p>
          </table:table-cell>
          <table:table-cell office:value-type="string" table:style-name="ce1">
            <text:p>compartilhamento</text:p>
          </table:table-cell>
          <table:table-cell table:number-columns-repeated="16382"/>
        </table:table-row>
        <table:table-row table:style-name="ro4">
          <table:table-cell office:value-type="string" table:style-name="ce1">
            <text:p>Compartilhe</text:p>
          </table:table-cell>
          <table:table-cell office:value-type="string" table:style-name="ce1">
            <text:p>compartilhamento</text:p>
          </table:table-cell>
          <table:table-cell table:number-columns-repeated="16382"/>
        </table:table-row>
        <table:table-row table:style-name="ro4">
          <table:table-cell office:value-type="string" table:style-name="ce1">
            <text:p>Quanto mais tempo demorar para resolver o problema que a causa, maior vai ser a crise econômica.</text:p>
          </table:table-cell>
          <table:table-cell office:value-type="string" table:style-name="ce1">
            <text:p>sem compartilhamento</text:p>
          </table:table-cell>
          <table:table-cell table:number-columns-repeated="16382"/>
        </table:table-row>
        <table:table-row table:style-name="ro4">
          <table:table-cell office:value-type="string" table:style-name="ce1">
            <text:p>Transmitam</text:p>
          </table:table-cell>
          <table:table-cell office:value-type="string" table:style-name="ce1">
            <text:p>compartilhamento</text:p>
          </table:table-cell>
          <table:table-cell table:number-columns-repeated="16382"/>
        </table:table-row>
        <table:table-row table:style-name="ro4">
          <table:table-cell office:value-type="string" table:style-name="ce1">
            <text:p>envie</text:p>
          </table:table-cell>
          <table:table-cell office:value-type="string" table:style-name="ce1">
            <text:p>compartilhamento</text:p>
          </table:table-cell>
          <table:table-cell table:number-columns-repeated="16382"/>
        </table:table-row>
        <table:table-row table:style-name="ro4">
          <table:table-cell office:value-type="string" table:style-name="ce1">
            <text:p>Não escondam essa mensagem, compartilhem</text:p>
          </table:table-cell>
          <table:table-cell office:value-type="string" table:style-name="ce1">
            <text:p>compartilhamento</text:p>
          </table:table-cell>
          <table:table-cell table:number-columns-repeated="16382"/>
        </table:table-row>
        <table:table-row table:style-name="ro4">
          <table:table-cell office:value-type="string" table:style-name="ce1">
            <text:p>A gente sofre menos porque tem condições de tratar, comentou a aposentada Maria Aparecida Vieira.</text:p>
          </table:table-cell>
          <table:table-cell office:value-type="string" table:style-name="ce1">
            <text:p>sem compartilhamento</text:p>
          </table:table-cell>
          <table:table-cell table:number-columns-repeated="16382"/>
        </table:table-row>
        <table:table-row table:style-name="ro4">
          <table:table-cell office:value-type="string" table:style-name="ce1">
            <text:p>transmita</text:p>
          </table:table-cell>
          <table:table-cell office:value-type="string" table:style-name="ce1">
            <text:p>compartilhamento</text:p>
          </table:table-cell>
          <table:table-cell table:number-columns-repeated="16382"/>
        </table:table-row>
        <table:table-row table:style-name="ro4">
          <table:table-cell office:value-type="string" table:style-name="ce1">
            <text:p>compartilhe</text:p>
          </table:table-cell>
          <table:table-cell office:value-type="string" table:style-name="ce1">
            <text:p>compartilhamento</text:p>
          </table:table-cell>
          <table:table-cell table:number-columns-repeated="16382"/>
        </table:table-row>
        <table:table-row table:style-name="ro4">
          <table:table-cell office:value-type="string" table:style-name="ce1">
            <text:p>envie para seus amigos e familiares</text:p>
          </table:table-cell>
          <table:table-cell office:value-type="string" table:style-name="ce1">
            <text:p>compartilhamento</text:p>
          </table:table-cell>
          <table:table-cell table:number-columns-repeated="16382"/>
        </table:table-row>
        <table:table-row table:style-name="ro4">
          <table:table-cell office:value-type="string" table:style-name="ce1">
            <text:p>Não deixe de enviar</text:p>
          </table:table-cell>
          <table:table-cell office:value-type="string" table:style-name="ce1">
            <text:p>compartilhamento</text:p>
          </table:table-cell>
          <table:table-cell table:number-columns-repeated="16382"/>
        </table:table-row>
        <table:table-row table:style-name="ro4">
          <table:table-cell office:value-type="string" table:style-name="ce1">
            <text:p>mostre para seus amigos e familiares</text:p>
          </table:table-cell>
          <table:table-cell office:value-type="string" table:style-name="ce1">
            <text:p>compartilhamento</text:p>
          </table:table-cell>
          <table:table-cell table:number-columns-repeated="16382"/>
        </table:table-row>
        <table:table-row table:style-name="ro4">
          <table:table-cell office:value-type="string" table:style-name="ce1">
            <text:p>Repasse essa informação para todos</text:p>
          </table:table-cell>
          <table:table-cell office:value-type="string" table:style-name="ce1">
            <text:p>compartilhamento</text:p>
          </table:table-cell>
          <table:table-cell table:number-columns-repeated="16382"/>
        </table:table-row>
        <table:table-row table:style-name="ro4">
          <table:table-cell office:value-type="string" table:style-name="ce1">
            <text:p>compartilhe com seus amigos e familiares</text:p>
          </table:table-cell>
          <table:table-cell office:value-type="string" table:style-name="ce1">
            <text:p>compartilhamento</text:p>
          </table:table-cell>
          <table:table-cell table:number-columns-repeated="16382"/>
        </table:table-row>
        <table:table-row table:style-name="ro4">
          <table:table-cell office:value-type="string" table:style-name="ce1">
            <text:p>envie para todos que você conhece</text:p>
          </table:table-cell>
          <table:table-cell office:value-type="string" table:style-name="ce1">
            <text:p>compartilhamento</text:p>
          </table:table-cell>
          <table:table-cell table:number-columns-repeated="16382"/>
        </table:table-row>
        <table:table-row table:style-name="ro4">
          <table:table-cell office:value-type="string" table:style-name="ce1">
            <text:p>não guarde essa mensagem. Envia para todo mundo que você conhece</text:p>
          </table:table-cell>
          <table:table-cell office:value-type="string" table:style-name="ce1">
            <text:p>compartilhamento</text:p>
          </table:table-cell>
          <table:table-cell table:number-columns-repeated="16382"/>
        </table:table-row>
        <table:table-row table:style-name="ro4">
          <table:table-cell office:value-type="string" table:style-name="ce1">
            <text:p>Não deixe de enviar essa informação para todos</text:p>
          </table:table-cell>
          <table:table-cell office:value-type="string" table:style-name="ce1">
            <text:p>compartilhamento</text:p>
          </table:table-cell>
          <table:table-cell table:number-columns-repeated="16382"/>
        </table:table-row>
        <table:table-row table:style-name="ro4">
          <table:table-cell office:value-type="string" table:style-name="ce1">
            <text:p>Informe outras pessoas também.</text:p>
          </table:table-cell>
          <table:table-cell office:value-type="string" table:style-name="ce1">
            <text:p>compartilhamento</text:p>
          </table:table-cell>
          <table:table-cell table:number-columns-repeated="16382"/>
        </table:table-row>
        <table:table-row table:style-name="ro4">
          <table:table-cell office:value-type="string" table:style-name="ce1">
            <text:p>Informe seus amigos e familiares também</text:p>
          </table:table-cell>
          <table:table-cell office:value-type="string" table:style-name="ce1">
            <text:p>compartilhamento</text:p>
          </table:table-cell>
          <table:table-cell table:number-columns-repeated="16382"/>
        </table:table-row>
        <table:table-row table:style-name="ro4">
          <table:table-cell office:value-type="string" table:style-name="ce1">
            <text:p>Não devemos guardar essa informação</text:p>
          </table:table-cell>
          <table:table-cell office:value-type="string" table:style-name="ce1">
            <text:p>compartilhamento</text:p>
          </table:table-cell>
          <table:table-cell table:number-columns-repeated="16382"/>
        </table:table-row>
        <table:table-row table:style-name="ro4">
          <table:table-cell office:value-type="string" table:style-name="ce1">
            <text:p>Circule essa informação</text:p>
          </table:table-cell>
          <table:table-cell office:value-type="string" table:style-name="ce1">
            <text:p>compartilhamento</text:p>
          </table:table-cell>
          <table:table-cell table:number-columns-repeated="16382"/>
        </table:table-row>
        <table:table-row table:style-name="ro4">
          <table:table-cell office:value-type="string" table:style-name="ce1">
            <text:p>Repassem!!</text:p>
          </table:table-cell>
          <table:table-cell office:value-type="string" table:style-name="ce1">
            <text:p>compartilhamento</text:p>
          </table:table-cell>
          <table:table-cell table:number-columns-repeated="16382"/>
        </table:table-row>
        <table:table-row table:style-name="ro4">
          <table:table-cell office:value-type="string" table:style-name="ce1">
            <text:p>Repasse para seus amigos e parentes para que eles saibam</text:p>
          </table:table-cell>
          <table:table-cell office:value-type="string" table:style-name="ce1">
            <text:p>compartilhamento</text:p>
          </table:table-cell>
          <table:table-cell table:number-columns-repeated="16382"/>
        </table:table-row>
        <table:table-row table:number-rows-repeated="1048532"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meta:initial-creator>Anderson Oyama</meta:initial-creator>
    <dc:creator>Anderson Oyama</dc:creator>
    <meta:creation-date>2020-07-21T22:37:00Z</meta:creation-date>
    <dc:date>2020-07-21T22:45:07Z</dc:date>
  </office:meta>
</office:document-meta>
</file>